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font-family="'DejaVu LGC Serif'" style:font-family-generic="roman" style:font-pitch="variable" fo:font-size="66pt" style:font-size-asian="66pt" style:font-size-complex="66pt"/>
    </style:style>
    <style:style style:name="P5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6" style:family="paragraph">
      <style:paragraph-properties fo:text-align="center"/>
      <style:text-properties fo:font-family="'DejaVu LGC Serif'" style:font-family-generic="roman" style:font-pitch="variable"/>
    </style:style>
    <style:style style:name="P7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.3cm" fo:margin-bottom="0.3cm" fo:line-height="100%" fo:text-align="justify" fo:text-indent="0cm"/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10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1" style:family="paragraph">
      <style:text-properties fo:font-family="'DejaVu LGC Serif'" style:font-family-generic="roman" style:font-pitch="variable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T1" style:family="text">
      <style:text-properties fo:font-family="'DejaVu LGC Serif'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2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5" draw:layer="layout" svg:width="64.121cm" svg:height="2.965cm" svg:x="10.539cm" svg:y="13.275cm">
          <draw:text-box>
            <text:p text:style-name="P4"><text:span text:style-name="T3">Department of Informatics, University of Oslo, Norway</text:span></text:p>
          </draw:text-box>
        </draw:frame>
        <draw:custom-shape draw:style-name="gr4" draw:text-style-name="P6" draw:layer="layout" svg:width="37.5cm" svg:height="35.333cm" svg:x="43cm" svg:y="31cm">
          <text:p/>
          <draw:enhanced-geometry svg:viewBox="0 0 21600 21600" draw:path-stretchpoint-x="10800" draw:path-stretchpoint-y="10800" draw:text-areas="?f3 ?f4 ?f5 ?f6" draw:extrusion="true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7.507cm" svg:height="1.746cm" svg:x="3cm" svg:y="19.254cm">
          <draw:text-box>
            <text:p text:style-name="P7"><text:span text:style-name="T4">Expected contributions:</text:span></text:p>
          </draw:text-box>
        </draw:frame>
        <draw:frame draw:style-name="gr5" draw:text-style-name="P9" draw:layer="layout" svg:width="69.5cm" svg:height="8.653cm" svg:x="3cm" svg:y="21.5cm">
          <draw:text-box>
            <text:list text:style-name="L2">
              <text:list-item>
                <text:p text:style-name="P8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8"><text:span text:style-name="T5">To assist optimization, enable endpoint service descriptions to expose:</text:span></text:p>
                <text:list>
                  <text:list-item>
                    <text:p text:style-name="P8"><text:span text:style-name="T5">performance characteristics,</text:span></text:p>
                  </text:list-item>
                  <text:list-item>
                    <text:p text:style-name="P8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8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8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10" draw:layer="layout" svg:width="22.596cm" svg:height="1.729cm" svg:x="45.5cm" svg:y="31.271cm">
          <draw:text-box>
            <text:p text:style-name="P10"><text:span text:style-name="T6">Statistical digest and optimization</text:span></text:p>
          </draw:text-box>
        </draw:frame>
        <draw:custom-shape draw:style-name="gr6" draw:text-style-name="P6" draw:layer="layout" svg:width="38cm" svg:height="35.5cm" svg:x="3cm" svg:y="31cm">
          <text:p/>
          <draw:enhanced-geometry svg:viewBox="0 0 21600 21600" draw:path-stretchpoint-x="10800" draw:path-stretchpoint-y="10800" draw:text-areas="?f3 ?f4 ?f5 ?f6" draw:extrusion="true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15.171cm" svg:height="1.729cm" svg:x="4.829cm" svg:y="31.271cm">
          <draw:text-box>
            <text:p text:style-name="P11"><text:span text:style-name="T6">Design of Experiments</text:span></text:p>
          </draw:text-box>
        </draw:frame>
        <draw:custom-shape draw:style-name="gr7" draw:text-style-name="P12" draw:layer="layout" svg:width="17cm" svg:height="3cm" svg:x="9cm" svg:y="37cm">
          <text:p text:style-name="P12">Reimplement DBPedia SPARQL </text:p>
          <text:p text:style-name="P12">Benchmark (Morsey et al)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5T19:26:11</dc:date>
    <dc:creator>Kjetil Kjernsmo</dc:creator>
    <meta:editing-duration>PT29H47M07S</meta:editing-duration>
    <meta:editing-cycles>6</meta:editing-cycles>
    <meta:generator>OpenOffice.org/3.1$Unix OpenOffice.org_project/310m19$Build-9420</meta:generator>
    <meta:document-statistic meta:object-count="11"/>
  </office:meta>
</office:document-meta>
</file>